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7"/>
    <style:style style:name="ce2" style:family="table-cell" style:parent-style-name="Default" style:data-style-name="N130"/>
    <style:style style:name="ce3" style:family="table-cell" style:parent-style-name="Default" style:data-style-name="N129"/>
    <style:style style:name="ce4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arbprecision</text:p>
          </table:table-cell>
          <table:table-cell table:style-name="Default"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float" office:value="0.000052" calcext:value-type="float">
            <text:p>0.000052</text:p>
          </table:table-cell>
          <table:table-cell table:style-name="ce1" office:value-type="float" office:value="0.000034" calcext:value-type="float">
            <text:p>0.000034</text:p>
          </table:table-cell>
        </table:table-row>
        <table:table-row table:style-name="ro1">
          <table:table-cell/>
          <table:table-cell table:style-name="ce1" office:value-type="float" office:value="0.000035" calcext:value-type="float">
            <text:p>0.000035</text:p>
          </table:table-cell>
          <table:table-cell table:style-name="ce1" office:value-type="float" office:value="0.000016" calcext:value-type="float">
            <text:p>0.000016</text:p>
          </table:table-cell>
        </table:table-row>
        <table:table-row table:style-name="ro1">
          <table:table-cell/>
          <table:table-cell table:style-name="ce1" office:value-type="float" office:value="0.000046" calcext:value-type="float">
            <text:p>0.000046</text:p>
          </table:table-cell>
          <table:table-cell table:style-name="ce1" office:value-type="float" office:value="0.000013" calcext:value-type="float">
            <text:p>0.000013</text:p>
          </table:table-cell>
        </table:table-row>
        <table:table-row table:style-name="ro1">
          <table:table-cell/>
          <table:table-cell table:style-name="ce1" office:value-type="float" office:value="0.000066" calcext:value-type="float">
            <text:p>0.000066</text:p>
          </table:table-cell>
          <table:table-cell table:style-name="ce1" office:value-type="float" office:value="0.000015" calcext:value-type="float">
            <text:p>0.000015</text:p>
          </table:table-cell>
        </table:table-row>
        <table:table-row table:style-name="ro1">
          <table:table-cell/>
          <table:table-cell table:style-name="ce1" office:value-type="float" office:value="0.000056" calcext:value-type="float">
            <text:p>0.000056</text:p>
          </table:table-cell>
          <table:table-cell table:style-name="ce1" office:value-type="float" office:value="0.000019" calcext:value-type="float">
            <text:p>0.00001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3:.B7])" office:value-type="float" office:value="0.000051" calcext:value-type="float">
            <text:p>0.000051</text:p>
          </table:table-cell>
          <table:table-cell table:formula="of:=AVERAGE([.C3:.C7])" office:value-type="float" office:value="0.0000194" calcext:value-type="float">
            <text:p>0.000019400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ub</text:p>
          </table:table-cell>
          <table:table-cell table:style-name="ce1" office:value-type="float" office:value="0.000033" calcext:value-type="float">
            <text:p>0.000033</text:p>
          </table:table-cell>
          <table:table-cell table:style-name="ce1" office:value-type="float" office:value="0.000021" calcext:value-type="float">
            <text:p>0.000021</text:p>
          </table:table-cell>
        </table:table-row>
        <table:table-row table:style-name="ro1">
          <table:table-cell/>
          <table:table-cell table:style-name="ce1" office:value-type="float" office:value="0.00002" calcext:value-type="float">
            <text:p>0.000020</text:p>
          </table:table-cell>
          <table:table-cell table:style-name="ce1" office:value-type="float" office:value="0.000011" calcext:value-type="float">
            <text:p>0.000011</text:p>
          </table:table-cell>
        </table:table-row>
        <table:table-row table:style-name="ro1">
          <table:table-cell/>
          <table:table-cell table:style-name="ce1" office:value-type="float" office:value="0.000018" calcext:value-type="float">
            <text:p>0.000018</text:p>
          </table:table-cell>
          <table:table-cell table:style-name="ce1" office:value-type="float" office:value="0.000014" calcext:value-type="float">
            <text:p>0.000014</text:p>
          </table:table-cell>
        </table:table-row>
        <table:table-row table:style-name="ro1">
          <table:table-cell/>
          <table:table-cell table:style-name="ce1" office:value-type="float" office:value="0.00002" calcext:value-type="float">
            <text:p>0.000020</text:p>
          </table:table-cell>
          <table:table-cell table:style-name="ce1" office:value-type="float" office:value="0.000016" calcext:value-type="float">
            <text:p>0.000016</text:p>
          </table:table-cell>
        </table:table-row>
        <table:table-row table:style-name="ro1">
          <table:table-cell/>
          <table:table-cell table:style-name="ce1" office:value-type="float" office:value="0.000026" calcext:value-type="float">
            <text:p>0.000026</text:p>
          </table:table-cell>
          <table:table-cell table:style-name="ce1" office:value-type="float" office:value="0.000017" calcext:value-type="float">
            <text:p>0.000017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10:.B14])" office:value-type="float" office:value="0.0000234" calcext:value-type="float">
            <text:p>0.000023400</text:p>
          </table:table-cell>
          <table:table-cell table:formula="of:=AVERAGE([.C10:.C14])" office:value-type="float" office:value="0.0000158" calcext:value-type="float">
            <text:p>0.000015800</text:p>
          </table:table-cell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rod</text:p>
          </table:table-cell>
          <table:table-cell office:value-type="float" office:value="0.000081" calcext:value-type="float">
            <text:p>0.00008100</text:p>
          </table:table-cell>
          <table:table-cell office:value-type="float" office:value="0.000024" calcext:value-type="float">
            <text:p>0.000024000</text:p>
          </table:table-cell>
        </table:table-row>
        <table:table-row table:style-name="ro1">
          <table:table-cell/>
          <table:table-cell office:value-type="float" office:value="0.000101" calcext:value-type="float">
            <text:p>0.00010100</text:p>
          </table:table-cell>
          <table:table-cell office:value-type="float" office:value="0.000022" calcext:value-type="float">
            <text:p>0.000022000</text:p>
          </table:table-cell>
        </table:table-row>
        <table:table-row table:style-name="ro1">
          <table:table-cell/>
          <table:table-cell office:value-type="float" office:value="0.000107" calcext:value-type="float">
            <text:p>0.00010700</text:p>
          </table:table-cell>
          <table:table-cell office:value-type="float" office:value="0.000024" calcext:value-type="float">
            <text:p>0.000024000</text:p>
          </table:table-cell>
        </table:table-row>
        <table:table-row table:style-name="ro1">
          <table:table-cell/>
          <table:table-cell office:value-type="float" office:value="0.00009" calcext:value-type="float">
            <text:p>0.00009000</text:p>
          </table:table-cell>
          <table:table-cell office:value-type="float" office:value="0.000014" calcext:value-type="float">
            <text:p>0.000014000</text:p>
          </table:table-cell>
        </table:table-row>
        <table:table-row table:style-name="ro1">
          <table:table-cell/>
          <table:table-cell office:value-type="float" office:value="0.000106" calcext:value-type="float">
            <text:p>0.00010600</text:p>
          </table:table-cell>
          <table:table-cell office:value-type="float" office:value="0.000017" calcext:value-type="float">
            <text:p>0.00001700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8:.B22])" office:value-type="float" office:value="0.000097" calcext:value-type="float">
            <text:p>0.00009700</text:p>
          </table:table-cell>
          <table:table-cell table:formula="of:=AVERAGE([.C18:.C22])" office:value-type="float" office:value="0.0000202" calcext:value-type="float">
            <text:p>0.0000202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OT</text:p>
          </table:table-cell>
          <table:table-cell office:value-type="float" office:value="0.000108" calcext:value-type="float">
            <text:p>0.00010800</text:p>
          </table:table-cell>
          <table:table-cell office:value-type="float" office:value="0.000015" calcext:value-type="float">
            <text:p>0.000015000</text:p>
          </table:table-cell>
        </table:table-row>
        <table:table-row table:style-name="ro1">
          <table:table-cell/>
          <table:table-cell office:value-type="float" office:value="0.000109" calcext:value-type="float">
            <text:p>0.00010900</text:p>
          </table:table-cell>
          <table:table-cell office:value-type="float" office:value="0.000013" calcext:value-type="float">
            <text:p>0.000013000</text:p>
          </table:table-cell>
        </table:table-row>
        <table:table-row table:style-name="ro1">
          <table:table-cell/>
          <table:table-cell office:value-type="float" office:value="0.000107" calcext:value-type="float">
            <text:p>0.00010700</text:p>
          </table:table-cell>
          <table:table-cell office:value-type="float" office:value="0.000016" calcext:value-type="float">
            <text:p>0.000016000</text:p>
          </table:table-cell>
        </table:table-row>
        <table:table-row table:style-name="ro1">
          <table:table-cell/>
          <table:table-cell office:value-type="float" office:value="0.000115" calcext:value-type="float">
            <text:p>0.00011500</text:p>
          </table:table-cell>
          <table:table-cell office:value-type="float" office:value="0.00001" calcext:value-type="float">
            <text:p>0.000010000</text:p>
          </table:table-cell>
        </table:table-row>
        <table:table-row table:style-name="ro1">
          <table:table-cell/>
          <table:table-cell office:value-type="float" office:value="0.000072" calcext:value-type="float">
            <text:p>0.00007200</text:p>
          </table:table-cell>
          <table:table-cell office:value-type="float" office:value="0.000014" calcext:value-type="float">
            <text:p>0.00001400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5:.B29])" office:value-type="float" office:value="0.0001022" calcext:value-type="float">
            <text:p>0.00010220</text:p>
          </table:table-cell>
          <table:table-cell table:formula="of:=AVERAGE([.C25:.C29])" office:value-type="float" office:value="0.0000136" calcext:value-type="float">
            <text:p>0.000013600</text:p>
          </table:table-cell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0.000044" calcext:value-type="float">
            <text:p>0.00004400</text:p>
          </table:table-cell>
          <table:table-cell table:style-name="ce4" office:value-type="float" office:value="0.00004" calcext:value-type="float">
            <text:p>0.0000400</text:p>
          </table:table-cell>
        </table:table-row>
        <table:table-row table:style-name="ro1">
          <table:table-cell/>
          <table:table-cell office:value-type="float" office:value="0.000071" calcext:value-type="float">
            <text:p>0.00007100</text:p>
          </table:table-cell>
          <table:table-cell table:style-name="ce4" office:value-type="float" office:value="0.000032" calcext:value-type="float">
            <text:p>0.0000320</text:p>
          </table:table-cell>
        </table:table-row>
        <table:table-row table:style-name="ro1">
          <table:table-cell/>
          <table:table-cell office:value-type="float" office:value="0.000076" calcext:value-type="float">
            <text:p>0.00007600</text:p>
          </table:table-cell>
          <table:table-cell table:style-name="ce4" office:value-type="float" office:value="0.000033" calcext:value-type="float">
            <text:p>0.0000330</text:p>
          </table:table-cell>
        </table:table-row>
        <table:table-row table:style-name="ro1">
          <table:table-cell/>
          <table:table-cell office:value-type="float" office:value="0.000058" calcext:value-type="float">
            <text:p>0.00005800</text:p>
          </table:table-cell>
          <table:table-cell table:style-name="ce4" office:value-type="float" office:value="0.00004" calcext:value-type="float">
            <text:p>0.0000400</text:p>
          </table:table-cell>
        </table:table-row>
        <table:table-row table:style-name="ro1">
          <table:table-cell/>
          <table:table-cell office:value-type="float" office:value="0.000066" calcext:value-type="float">
            <text:p>0.00006600</text:p>
          </table:table-cell>
          <table:table-cell table:style-name="ce4" office:value-type="float" office:value="0.000047" calcext:value-type="float">
            <text:p>0.000047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3:.B37])" office:value-type="float" office:value="0.000063" calcext:value-type="float">
            <text:p>0.00006300</text:p>
          </table:table-cell>
          <table:table-cell table:style-name="ce4" table:formula="of:=AVERAGE([.C33:.C37])" office:value-type="float" office:value="0.0000384" calcext:value-type="float">
            <text:p>0.0000384</text:p>
          </table:table-cell>
        </table:table-row>
        <table:table-row table:style-name="ro1">
          <table:table-cell/>
          <table:table-cell table:style-name="Default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9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3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8" loext:min-decimal-places="8" number:min-integer-digits="1" number:grouping="true"/>
    </number:number-style>
    <number:number-style style:name="N130">
      <number:number number:decimal-places="9" loext:min-decimal-places="9" number:min-integer-digits="1" number:grouping="true"/>
    </number:number-style>
    <number:number-style style:name="N131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04:35:18.269313500</meta:creation-date>
    <dc:date>2020-02-18T06:56:16.103145038</dc:date>
    <meta:editing-duration>PT39M25S</meta:editing-duration>
    <meta:editing-cycles>6</meta:editing-cycles>
    <meta:generator>LibreOffice/6.0.7.3$Linux_X86_64 LibreOffice_project/00m0$Build-3</meta:generator>
    <meta:document-statistic meta:table-count="1" meta:cell-count="72" meta:object-count="0"/>
  </office:meta>
</office:document-meta>
</file>